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3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76cm" fo:min-width="4.7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cm" fo:min-width="3.22cm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3cm" svg:x="2.5cm" svg:y="10cm">
          <text:p text:style-name="P1">Drogue Clou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3cm" svg:x="9cm" svg:y="10cm">
          <text:p text:style-name="P1">Knati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3cm" svg:x="15.25cm" svg:y="10cm">
          <text:p text:style-name="P1">TimescaleD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3cm" svg:x="21.25cm" svg:y="10cm">
          <text:p text:style-name="P1">Grafan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5cm" svg:height="2cm" svg:x="4.75cm" svg:y="12.25cm">
          <text:p text:style-name="P1">Public Sandbo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5cm" svg:height="2cm" svg:x="11cm" svg:y="12.25cm">
          <text:p text:style-name="P1">IBM Code Engin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5cm" svg:height="2cm" svg:x="17cm" svg:y="12.25cm">
          <text:p text:style-name="P1">Timesca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5cm" svg:height="2cm" svg:x="23cm" svg:y="12.25cm">
          <text:p text:style-name="P1">Grafana Clou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3.25cm" svg:x="5cm" svg:y="8cm">
          <text:p text:style-name="P1">Custom Device payloa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6cm" svg:height="3.25cm" svg:x="12.25cm" svg:y="8cm">
          <text:p text:style-name="P1">PostgreSQ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6cm" svg:height="3.25cm" svg:x="19cm" svg:y="8cm">
          <text:p text:style-name="P1">Dat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4.25cm" svg:height="1.5cm" svg:x="19.5cm" svg:y="8cm">
          <text:p text:style-name="P1">Query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1T14:09:00.118568043</meta:creation-date>
    <dc:date>2022-03-11T14:21:27.678486380</dc:date>
    <meta:editing-duration>PT2M15S</meta:editing-duration>
    <meta:editing-cycles>1</meta:editing-cycles>
    <meta:document-statistic meta:object-count="12"/>
    <meta:generator>LibreOffice/7.3.1.3$Linux_X86_64 LibreOffice_project/a69ca51ded25f3eefd52d7bf9a5fad8c90b87951</meta:generator>
  </office:meta>
</office:document-meta>
</file>